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opacity="0%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48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9.2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9.6cm"/>
    </style:style>
    <style:style style:name="pr7" style:family="presentation" style:parent-style-name="Standard-subtitle">
      <style:graphic-properties draw:fill-color="#ffffff" fo:min-height="19.8cm"/>
    </style:style>
    <style:style style:name="pr8" style:family="presentation" style:parent-style-name="Standard-subtitle">
      <style:graphic-properties draw:fill-color="#ffffff" fo:min-height="19.4cm"/>
    </style:style>
    <style:style style:name="pr9" style:family="presentation" style:parent-style-name="Standard-subtitle">
      <style:graphic-properties draw:fill-color="#ffffff" fo:min-height="18.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réation Site web</text:p>
          </draw:text-box>
        </draw:frame>
        <draw:frame presentation:style-name="pr2" draw:layer="layout" svg:width="25.199cm" svg:height="15.486cm" svg:x="1.4cm" svg:y="4.914cm" presentation:class="subtitle" presentation:user-transformed="true">
          <draw:text-box>
            <text:p>Création de répertoire pour le projet</text:p>
            <text:p/>
            <text:p>Dans cmd (invite de commande)</text:p>
            <text:p/>
            <text:p>Se positionner dans le répertoire de son choix</text:p>
            <text:p/>
            <text:p>Création : mkdire nom_du_projet</text:p>
            <text:p/>
            <text:p>Aller dans le projet : <text:s/>cd nom_du_projet</text:p>
            <text:p/>
            <text:p>Lancer VSCode : <text:s/>code 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25.199cm" svg:height="19.2cm" svg:x="1.4cm" svg:y="0.8cm" presentation:class="subtitle" presentation:user-transformed="true">
          <draw:text-box>
            <text:p>Dans VSCode création des répertoires de base</text:p>
            <text:p/>
            <text:p>CSS</text:p>
            <text:p/>
            <text:p>IMG</text:p>
            <text:p/>
            <text:p>JS</text:p>
            <text:p/>
            <text:p><text:s text:c="9"/>Index.html</text:p>
          </draw:text-box>
        </draw:frame>
        <draw:rect draw:style-name="gr2" draw:text-style-name="P1" draw:layer="layout" svg:width="3cm" svg:height="1.4cm" svg:x="12.5cm" svg:y="7.1cm">
          <text:p/>
        </draw:rect>
        <draw:rect draw:style-name="gr2" draw:text-style-name="P1" draw:layer="layout" svg:width="3cm" svg:height="1.4cm" svg:x="12.5cm" svg:y="9.6cm">
          <text:p/>
        </draw:rect>
        <draw:rect draw:style-name="gr2" draw:text-style-name="P1" draw:layer="layout" svg:width="3cm" svg:height="1.4cm" svg:x="12.5cm" svg:y="12.3cm">
          <text:p/>
        </draw:rect>
        <draw:line draw:style-name="gr3" draw:text-style-name="P1" draw:layer="layout" svg:x1="10.8cm" svg:y1="7.8cm" svg:x2="10.8cm" svg:y2="19cm">
          <text:p/>
        </draw:line>
        <draw:line draw:style-name="gr3" draw:text-style-name="P1" draw:layer="layout" svg:x1="10.8cm" svg:y1="7.8cm" svg:x2="12.5cm" svg:y2="7.8cm">
          <text:p/>
        </draw:line>
        <draw:line draw:style-name="gr3" draw:text-style-name="P1" draw:layer="layout" svg:x1="10.8cm" svg:y1="10.3cm" svg:x2="12.5cm" svg:y2="10.3cm">
          <text:p/>
        </draw:line>
        <draw:line draw:style-name="gr3" draw:text-style-name="P1" draw:layer="layout" svg:x1="10.8cm" svg:y1="13cm" svg:x2="12.5cm" svg:y2="13cm">
          <text:p/>
        </draw:line>
        <draw:line draw:style-name="gr3" draw:text-style-name="P1" draw:layer="layout" svg:x1="10.8cm" svg:y1="15.4cm" svg:x2="12.5cm" svg:y2="15.4cm">
          <text:p/>
        </draw:line>
        <draw:line draw:style-name="gr3" draw:text-style-name="P1" draw:layer="layout" svg:x1="10.8cm" svg:y1="17.5cm" svg:x2="12.5cm" svg:y2="17.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6" draw:layer="layout" svg:width="25.199cm" svg:height="19.6cm" svg:x="1.4cm" svg:y="0.8cm" presentation:class="subtitle" presentation:user-transformed="true">
          <draw:text-box>
            <text:p>Création du squelette avec !</text:p>
            <text:p/>
            <text:p>Création du menu ou importation</text:p>
            <text:p><text:span text:style-name="T1">(attention importer les liens cdn bootstrap html et js)</text:span></text:p>
            <text:p/>
            <text:p>Rappel</text:p>
            <text:p>liens cdn html dans le Head</text:p>
            <text:p>Liens JS dans une balise script avant &lt;/body&gt;</text:p>
            <text:p/>
            <text:p>Faire les liens dans le menu en fonction du nombre de p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7" draw:layer="layout" svg:width="25.199cm" svg:height="20.423cm" svg:x="1.4cm" svg:y="0.284cm" presentation:class="subtitle" presentation:user-transformed="true">
          <draw:text-box>
            <text:p text:style-name="P2"><text:span text:style-name="T2">Doctype</text:span></text:p>
            <text:p text:style-name="P2"><text:span text:style-name="T2"/></text:p>
            <text:p text:style-name="P2"><text:span text:style-name="T2">&lt;html&gt;</text:span></text:p>
            <text:p text:style-name="P2"><text:span text:style-name="T2"><text:tab/></text:span><text:span text:style-name="T2">&lt;head&gt;</text:span></text:p>
            <text:p text:style-name="P2"><text:span text:style-name="T2"><text:tab/></text:span><text:span text:style-name="T2"><text:tab/></text:span><text:span text:style-name="T2">Les métas</text:span></text:p>
            <text:p text:style-name="P2"><text:span text:style-name="T2"><text:tab/></text:span><text:span text:style-name="T2"><text:tab/></text:span><text:span text:style-name="T2">Le titre</text:span></text:p>
            <text:p text:style-name="P2"><text:span text:style-name="T2"><text:tab/></text:span><text:span text:style-name="T2"><text:tab/></text:span><text:span text:style-name="T2">Les liens css (le votre en dernier)</text:span></text:p>
            <text:p text:style-name="P2"><text:span text:style-name="T2"><text:tab/></text:span><text:span text:style-name="T2">&lt;/head&gt;</text:span></text:p>
            <text:p text:style-name="P2"/>
            <text:p text:style-name="P2"><text:span text:style-name="T2"><text:tab/></text:span><text:span text:style-name="T2">&lt;body&gt;</text:span></text:p>
            <text:p text:style-name="P2"><text:span text:style-name="T2"><text:tab/></text:span><text:span text:style-name="T2"><text:tab/></text:span><text:span text:style-name="T2">&lt;header&gt; votre menu &lt;/header&gt;</text:span></text:p>
            <text:p text:style-name="P2"/>
            <text:p text:style-name="P2"><text:span text:style-name="T2"><text:tab/></text:span><text:span text:style-name="T2"><text:tab/></text:span><text:span text:style-name="T2">&lt;div class= ''container''&gt; contenu page &lt;/div&gt;</text:span></text:p>
            <text:p text:style-name="P2"/>
            <text:p text:style-name="P2"><text:span text:style-name="T2"><text:tab/></text:span><text:span text:style-name="T2"><text:tab/></text:span><text:span text:style-name="T2">&lt;footer&gt; pied de page &lt;/footer&gt;</text:span></text:p>
            <text:p text:style-name="P2"><text:span text:style-name="T2"><text:tab/></text:span><text:span text:style-name="T2">&lt;/body&gt;</text:span></text:p>
            <text:p text:style-name="P2"><text:span text:style-name="T2">&lt;/html&gt;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8" draw:layer="layout" svg:width="25.199cm" svg:height="19.4cm" svg:x="1.4cm" svg:y="0.8cm" presentation:class="subtitle" presentation:user-transformed="true">
          <draw:text-box>
            <text:p>Ajoutez les autres pages souhaitées</text:p>
            <text:p/>
            <text:p>CSS</text:p>
            <text:p/>
            <text:p>IMG</text:p>
            <text:p/>
            <text:p>JS</text:p>
            <text:p/>
            <text:p><text:s text:c="9"/>Index.html</text:p>
            <text:p/>
            <text:p><text:s text:c="13"/>Apropos.html</text:p>
            <text:p/>
            <text:p><text:s text:c="12"/>Contact.html</text:p>
          </draw:text-box>
        </draw:frame>
        <draw:rect draw:style-name="gr2" draw:text-style-name="P1" draw:layer="layout" svg:width="3cm" svg:height="1.4cm" svg:x="12.5cm" svg:y="4.7cm">
          <text:p/>
        </draw:rect>
        <draw:rect draw:style-name="gr2" draw:text-style-name="P1" draw:layer="layout" svg:width="3cm" svg:height="1.4cm" svg:x="12.5cm" svg:y="7.2cm">
          <text:p/>
        </draw:rect>
        <draw:rect draw:style-name="gr2" draw:text-style-name="P1" draw:layer="layout" svg:width="3cm" svg:height="1.4cm" svg:x="12.5cm" svg:y="9.9cm">
          <text:p/>
        </draw:rect>
        <draw:line draw:style-name="gr3" draw:text-style-name="P1" draw:layer="layout" svg:x1="10.8cm" svg:y1="5.4cm" svg:x2="10.8cm" svg:y2="19.4cm">
          <text:p/>
        </draw:line>
        <draw:line draw:style-name="gr3" draw:text-style-name="P1" draw:layer="layout" svg:x1="10.8cm" svg:y1="5.4cm" svg:x2="12.5cm" svg:y2="5.4cm">
          <text:p/>
        </draw:line>
        <draw:line draw:style-name="gr3" draw:text-style-name="P1" draw:layer="layout" svg:x1="10.8cm" svg:y1="7.9cm" svg:x2="12.5cm" svg:y2="7.9cm">
          <text:p/>
        </draw:line>
        <draw:line draw:style-name="gr3" draw:text-style-name="P1" draw:layer="layout" svg:x1="10.8cm" svg:y1="10.6cm" svg:x2="12.5cm" svg:y2="10.6cm">
          <text:p/>
        </draw:line>
        <draw:line draw:style-name="gr3" draw:text-style-name="P1" draw:layer="layout" svg:x1="10.8cm" svg:y1="13cm" svg:x2="12.5cm" svg:y2="13cm">
          <text:p/>
        </draw:line>
        <draw:line draw:style-name="gr3" draw:text-style-name="P1" draw:layer="layout" svg:x1="10.8cm" svg:y1="15.7cm" svg:x2="12.5cm" svg:y2="15.7cm">
          <text:p/>
        </draw:line>
        <draw:line draw:style-name="gr3" draw:text-style-name="P1" draw:layer="layout" svg:x1="10.8cm" svg:y1="18.1cm" svg:x2="12.5cm" svg:y2="18.1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9" draw:layer="layout" svg:width="25.199cm" svg:height="18.8cm" svg:x="1.4cm" svg:y="1cm" presentation:class="subtitle" presentation:user-transformed="true">
          <draw:text-box>
            <text:p>Allez dans la page index.html</text:p>
            <text:p/>
            <text:p>Sélectionnez le code qui se situe dans le body</text:p>
            <text:p/>
            <text:p>Copier le et coller le dans chaque autres pages du site</text:p>
            <text:p/>
            <text:p>Mettez le contenue nécessaire dans chaque pages</text:p>
            <text:p/>
            <text:p>Et</text:p>
            <text:p/>
            <text:p>AMUSEZ-VOUS !!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5-10T13:31:46.49</meta:creation-date>
    <meta:editing-duration>PT20M38S</meta:editing-duration>
    <meta:editing-cycles>9</meta:editing-cycles>
    <dc:date>2022-05-10T14:10:58.20</dc:date>
    <meta:generator>OpenOffice/4.1.10$Win32 OpenOffice.org_project/4110m2$Build-9807</meta:generator>
    <meta:document-statistic meta:object-count="59"/>
  </office:meta>
</office:document-meta>
</file>